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ffffff" draw:marker-start-width="0.965cm" draw:marker-end-width="0.965cm" draw:fill="none" draw:textarea-horizontal-align="justify" draw:textarea-vertical-align="middle" draw:auto-grow-height="false" fo:min-height="2.925cm" fo:min-width="5.596cm" fo:padding-top="0.252cm" fo:padding-bottom="0.252cm" fo:padding-left="0.377cm" fo:padding-right="0.377cm"/>
    </style:style>
    <style:style style:name="gr2" style:family="graphic" style:parent-style-name="standard">
      <style:graphic-properties draw:stroke="none" draw:fill="none" fo:min-height="0.846cm"/>
    </style:style>
    <style:style style:name="gr3" style:family="graphic" style:parent-style-name="standard">
      <style:graphic-properties svg:stroke-width="0.254cm" svg:stroke-color="#ffffff" draw:marker-start-width="0.965cm" draw:marker-end="Arrow" draw:marker-end-width="0.965cm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none" draw:fill="none" fo:min-height="1.961cm"/>
    </style:style>
    <style:style style:name="gr5" style:family="graphic" style:parent-style-name="standard">
      <style:graphic-properties draw:stroke="none" draw:fill="none" fo:min-height="0.845cm"/>
    </style:style>
    <style:style style:name="gr6" style:family="graphic" style:parent-style-name="standard">
      <style:graphic-properties draw:stroke="none" draw:fill="none" fo:min-height="0.691cm"/>
    </style:style>
    <style:style style:name="gr7" style:family="graphic" style:parent-style-name="objectwithoutfill">
      <style:graphic-properties svg:stroke-width="0.254cm" svg:stroke-color="#ffffff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  <style:text-properties fo:color="#ffff66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  <style:text-properties fo:color="#ffff66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429cm" svg:x="4.048cm" svg:y="4.429cm">
          <text:p text:style-name="P1"><text:span text:style-name="T1">Cluster 1A</text:span></text:p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4.81cm" svg:y="2.978cm">
          <draw:text-box>
            <text:p text:style-name="P1"><text:span text:style-name="T1">State 0</text:span></text:p>
          </draw:text-box>
        </draw:frame>
      </draw:page>
      <draw:page draw:name="page2" draw:style-name="dp1" draw:master-page-name="Default">
        <draw:custom-shape draw:style-name="gr1" draw:text-style-name="P2" xml:id="id1" draw:id="id1" draw:layer="layout" svg:width="6.35cm" svg:height="3.429cm" svg:x="4.048cm" svg:y="4.429cm">
          <text:p text:style-name="P1"><text:span text:style-name="T1">Cluster 1A</text:span></text:p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4.81cm" svg:y="2.978cm">
          <draw:text-box>
            <text:p text:style-name="P1"><text:span text:style-name="T1">State 0</text:span></text:p>
          </draw:text-box>
        </draw:frame>
        <draw:custom-shape draw:style-name="gr1" draw:text-style-name="P2" xml:id="id2" draw:id="id2" draw:layer="layout" svg:width="6.35cm" svg:height="3.429cm" svg:x="16.875cm" svg:y="4.456cm">
          <text:p text:style-name="P1"><text:span text:style-name="T1">Cluster 1A</text:span></text:p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17.637cm" svg:y="3.005cm">
          <draw:text-box>
            <text:p text:style-name="P1"><text:span text:style-name="T1">State 1a</text:span></text:p>
          </draw:text-box>
        </draw:frame>
        <draw:connector draw:style-name="gr3" draw:text-style-name="P3" draw:layer="layout" svg:x1="10.398cm" svg:y1="6.143cm" svg:x2="16.875cm" svg:y2="6.17cm" draw:start-shape="id1" draw:start-glue-point="1" draw:end-shape="id2" draw:end-glue-point="3" svg:d="M10398 6143h3239v27h3238" svg:viewBox="0 0 6478 28">
          <text:p/>
        </draw:connector>
        <draw:frame draw:style-name="gr2" draw:text-style-name="P2" draw:layer="layout" svg:width="4.74cm" svg:height="1.195cm" svg:x="11.033cm" svg:y="4.71cm">
          <draw:text-box>
            <text:p text:style-name="P1"><text:span text:style-name="T1">Transition</text:span></text:p>
          </draw:text-box>
        </draw:frame>
        <draw:frame draw:style-name="gr2" draw:text-style-name="P2" draw:layer="layout" svg:width="4.74cm" svg:height="1.195cm" svg:x="10.992cm" svg:y="6.409cm">
          <draw:text-box>
            <text:p text:style-name="P1"><text:span text:style-name="T1">Initialize</text:span></text:p>
          </draw:text-box>
        </draw:frame>
        <draw:connector draw:style-name="gr3" draw:text-style-name="P3" draw:layer="layout" svg:x1="7.179cm" svg:y1="10.31cm" svg:x2="7.223cm" svg:y2="8.112cm" svg:d="M7179 10310v-786h44v-1412" svg:viewBox="0 0 45 2199">
          <text:p/>
        </draw:connector>
        <draw:frame draw:style-name="gr4" draw:text-style-name="P2" draw:layer="layout" svg:width="7.493cm" svg:height="2.211cm" svg:x="3.667cm" svg:y="10.427cm">
          <draw:text-box>
            <text:p text:style-name="P1"><text:span text:style-name="T1">Failed</text:span><text:span text:style-name="T1"><text:line-break/></text:span><text:span text:style-name="T1">Master Check</text:span></text:p>
          </draw:text-box>
        </draw:frame>
      </draw:page>
      <draw:page draw:name="page3" draw:style-name="dp1" draw:master-page-name="Default">
        <draw:custom-shape draw:style-name="gr1" draw:text-style-name="P2" xml:id="id3" draw:id="id3" draw:layer="layout" svg:width="6.35cm" svg:height="3.429cm" svg:x="4.048cm" svg:y="4.429cm">
          <text:p text:style-name="P1"><text:span text:style-name="T1">Cluster 1A</text:span></text:p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4.81cm" svg:y="2.978cm">
          <draw:text-box>
            <text:p text:style-name="P1"><text:span text:style-name="T1">State 0</text:span></text:p>
          </draw:text-box>
        </draw:frame>
        <draw:custom-shape draw:style-name="gr1" draw:text-style-name="P2" xml:id="id4" draw:id="id4" draw:layer="layout" svg:width="6.35cm" svg:height="3.429cm" svg:x="16.875cm" svg:y="11.922cm">
          <text:p text:style-name="P1"><text:span text:style-name="T1">Cluster 1A</text:span></text:p>
          <text:p text:style-name="P1"><text:span text:style-name="T1">Replica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17.637cm" svg:y="10.471cm">
          <draw:text-box>
            <text:p text:style-name="P1"><text:span text:style-name="T1">State 1b</text:span></text:p>
          </draw:text-box>
        </draw:frame>
        <draw:connector draw:style-name="gr3" draw:text-style-name="P3" draw:layer="layout" svg:x1="7.223cm" svg:y1="7.858cm" svg:x2="16.875cm" svg:y2="13.636cm" draw:start-shape="id3" draw:start-glue-point="2" draw:end-shape="id4" draw:end-glue-point="3" svg:d="M7223 7858v5778h9652" svg:viewBox="0 0 9653 5779">
          <text:p/>
        </draw:connector>
        <draw:frame draw:style-name="gr2" draw:text-style-name="P2" draw:layer="layout" svg:width="4.74cm" svg:height="1.195cm" svg:x="9.023cm" svg:y="12.176cm">
          <draw:text-box>
            <text:p text:style-name="P1"><text:span text:style-name="T1">Transition</text:span></text:p>
          </draw:text-box>
        </draw:frame>
        <draw:frame draw:style-name="gr5" draw:text-style-name="P2" draw:layer="layout" svg:width="7.874cm" svg:height="1.195cm" svg:x="7.477cm" svg:y="13.875cm">
          <draw:text-box>
            <text:p text:style-name="P1"><text:span text:style-name="T1">Start Replication</text:span></text:p>
          </draw:text-box>
        </draw:frame>
        <draw:connector draw:style-name="gr3" draw:text-style-name="P3" draw:layer="layout" svg:x1="12.557cm" svg:y1="6.182cm" svg:x2="10.398cm" svg:y2="6.143cm" draw:start-shape="id5" draw:end-shape="id3" draw:end-glue-point="1" svg:d="M12557 6182h-1016v-39h-1143" svg:viewBox="0 0 2160 40">
          <text:p/>
        </draw:connector>
        <draw:frame draw:style-name="gr6" draw:text-style-name="P2" xml:id="id5" draw:id="id5" draw:layer="layout" svg:width="7.493cm" svg:height="1.195cm" svg:x="12.557cm" svg:y="5.585cm">
          <draw:text-box>
            <text:p text:style-name="P1"><text:span text:style-name="T1">Master Found</text:span></text:p>
          </draw:text-box>
        </draw:frame>
      </draw:page>
      <draw:page draw:name="page4" draw:style-name="dp1" draw:master-page-name="Default">
        <draw:custom-shape draw:style-name="gr1" draw:text-style-name="P2" xml:id="id8" draw:id="id8" draw:layer="layout" svg:width="6.35cm" svg:height="3.429cm" svg:x="3.694cm" svg:y="4.402cm">
          <text:p text:style-name="P1"><text:span text:style-name="T1">Cluster 1A</text:span></text:p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4cm" svg:height="1.195cm" svg:x="4.456cm" svg:y="2.951cm">
          <draw:text-box>
            <text:p text:style-name="P1"><text:span text:style-name="T1">State 1a</text:span></text:p>
          </draw:text-box>
        </draw:frame>
        <draw:custom-shape draw:style-name="gr1" draw:text-style-name="P2" xml:id="id6" draw:id="id6" draw:layer="layout" svg:width="6.35cm" svg:height="3.429cm" svg:x="16.875cm" svg:y="11.922cm">
          <text:p text:style-name="P1"><text:span text:style-name="T1">Cluster 1A</text:span></text:p>
          <text:p text:style-name="P1"><text:span text:style-name="T1">Replica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4.74cm" svg:height="1.195cm" svg:x="17.637cm" svg:y="10.471cm">
          <draw:text-box>
            <text:p text:style-name="P1"><text:span text:style-name="T1">State 1b</text:span></text:p>
          </draw:text-box>
        </draw:frame>
        <draw:connector draw:style-name="gr3" draw:text-style-name="P3" xml:id="id10" draw:id="id10" draw:layer="layout" svg:x1="16.875cm" svg:y1="13.636cm" svg:x2="16.875cm" svg:y2="13.636cm" draw:start-shape="id6" draw:start-glue-point="3" draw:end-shape="id6" draw:end-glue-point="3" svg:d="M16875 13636z" svg:viewBox="0 0 1 1">
          <text:p/>
        </draw:connector>
        <draw:connector draw:style-name="gr3" draw:text-style-name="P3" draw:layer="layout" svg:x1="20.007cm" svg:y1="10.471cm" svg:x2="10.044cm" svg:y2="6.116cm" draw:start-shape="id7" draw:start-glue-point="0" draw:end-shape="id8" draw:end-glue-point="1" svg:d="M20007 10471v-4355h-9963" svg:viewBox="0 0 9964 4356">
          <text:p/>
        </draw:connector>
        <draw:frame draw:style-name="gr2" draw:text-style-name="P2" draw:layer="layout" svg:width="4.74cm" svg:height="1.195cm" svg:x="13.033cm" svg:y="4.71cm">
          <draw:text-box>
            <text:p text:style-name="P1"><text:span text:style-name="T1">Transition</text:span></text:p>
          </draw:text-box>
        </draw:frame>
        <draw:frame draw:style-name="gr2" draw:text-style-name="P2" xml:id="id9" draw:id="id9" draw:layer="layout" svg:width="4.74cm" svg:height="2.139cm" svg:x="12.992cm" svg:y="6.409cm">
          <draw:text-box>
            <text:p text:style-name="P1"><text:span text:style-name="T1">Leader Election</text:span></text:p>
          </draw:text-box>
        </draw:frame>
        <draw:connector draw:style-name="gr3" draw:text-style-name="P3" draw:layer="layout" svg:x1="20.006cm" svg:y1="17.549cm" svg:x2="20.05cm" svg:y2="15.351cm" draw:end-shape="id6" draw:end-glue-point="2" svg:d="M20006 17549v-786h44v-1412" svg:viewBox="0 0 45 2199">
          <text:p/>
        </draw:connector>
        <draw:frame draw:style-name="gr4" draw:text-style-name="P2" draw:layer="layout" svg:width="7.493cm" svg:height="2.211cm" svg:x="16.494cm" svg:y="17.666cm">
          <draw:text-box>
            <text:p text:style-name="P1"><text:span text:style-name="T1">Failed</text:span><text:span text:style-name="T1"><text:line-break/></text:span><text:span text:style-name="T1">Master Check</text:span></text:p>
          </draw:text-box>
        </draw:frame>
        <draw:connector draw:style-name="gr3" draw:text-style-name="P3" draw:layer="layout" draw:line-skew="2.417cm" svg:x1="15.362cm" svg:y1="8.548cm" svg:x2="16.875cm" svg:y2="13.636cm" draw:start-shape="id9" draw:end-shape="id10" draw:end-glue-point="0" svg:d="M15362 8548v4898h1513v190" svg:viewBox="0 0 1514 5089">
          <text:p/>
        </draw:connector>
      </draw:page>
      <draw:page draw:name="page5" draw:style-name="dp1" draw:master-page-name="Default">
        <draw:custom-shape draw:style-name="gr1" draw:text-style-name="P2" xml:id="id11" draw:id="id11" draw:layer="layout" svg:width="6.35cm" svg:height="3.429cm" svg:x="16.875cm" svg:y="11.922cm">
          <text:p text:style-name="P1"><text:span text:style-name="T1">Cluster 1A</text:span></text:p>
          <text:p text:style-name="P1"><text:span text:style-name="T1">Replic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006cm" svg:y1="17.549cm" svg:x2="20.05cm" svg:y2="15.351cm" draw:end-shape="id11" draw:end-glue-point="2" svg:d="M20006 17549v-786h44v-1412" svg:viewBox="0 0 45 2199">
          <text:p/>
        </draw:connector>
        <draw:frame draw:style-name="gr4" draw:text-style-name="P2" draw:layer="layout" svg:width="7.493cm" svg:height="2.211cm" svg:x="16.494cm" svg:y="17.666cm">
          <draw:text-box>
            <text:p text:style-name="P1"><text:span text:style-name="T1">Master Check</text:span><text:span text:style-name="T1"><text:line-break/></text:span><text:span text:style-name="T1">Passed</text:span></text:p>
          </draw:text-box>
        </draw:frame>
        <draw:connector draw:style-name="gr7" draw:text-style-name="P4" draw:layer="layout" draw:type="curve" draw:line-skew="-1.549cm -2.059cm" svg:x1="20.05cm" svg:y1="11.922cm" svg:x2="16.875cm" svg:y2="13.636cm" draw:start-shape="id11" draw:start-glue-point="0" draw:end-shape="id11" draw:end-glue-point="3" svg:d="M20050 11922c0-3265-2931-2722-4732-1477s-2472 3191 1557 3191" svg:viewBox="0 0 6153 41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6-06-23T13:27:45.368182121</meta:creation-date>
    <dc:date>2016-06-23T14:15:33.365893551</dc:date>
    <dc:creator>Josh berkus</dc:creator>
    <meta:editing-duration>PT17M27S</meta:editing-duration>
    <meta:editing-cycles>2</meta:editing-cycles>
    <meta:generator>LibreOffice/5.0.5.2$Linux_X86_64 LibreOffice_project/00$Build-2</meta:generator>
    <meta:document-statistic meta:object-count="35"/>
  </office:meta>
</office:document-meta>
</file>